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ja" style:country-asian="J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LECT QUERIES</text:p>
      <text:p text:style-name="Standard"/>
      <text:p text:style-name="Standard">Statement #1</text:p>
      <text:p text:style-name="Standard">-------------------------------------------------------------</text:p>
      <text:p text:style-name="Standard">Πόσες αγορες εχουν γινει ανα πελατη</text:p>
      <text:p text:style-name="Standard">-------------------------------------------------------------</text:p>
      <text:p text:style-name="Standard">select transactions.buyer , count(transactions.transcode)</text:p>
      <text:p text:style-name="Standard">from transactions</text:p>
      <text:p text:style-name="Standard">where type = 'SELL'</text:p>
      <text:p text:style-name="Standard">group by transactions.buyer;</text:p>
      <text:p text:style-name="Standard"/>
      <text:p text:style-name="Standard">INSERT INTO STATEMENT1 (BUYER, "COUNT") VALUES (100000, 8);</text:p>
      <text:p text:style-name="Standard">INSERT INTO STATEMENT1 (BUYER, "COUNT") VALUES (100002, 2);</text:p>
      <text:p text:style-name="Standard"/>
      <text:p text:style-name="Standard">COMMIT WORK;</text:p>
      <text:p text:style-name="Standard"/>
      <text:p text:style-name="Standard"/>
      <text:p text:style-name="Standard">Statement #2</text:p>
      <text:p text:style-name="Standard">-------------------------------------------------------------</text:p>
      <text:p text:style-name="Standard">Πόσες πωλησεις εχουν γινει ανα προμηθευτη</text:p>
      <text:p text:style-name="Standard">-------------------------------------------------------------</text:p>
      <text:p text:style-name="Standard">select transactions.seller , count(transactions.transcode)</text:p>
      <text:p text:style-name="Standard">from transactions</text:p>
      <text:p text:style-name="Standard">where type = 'BUY'</text:p>
      <text:p text:style-name="Standard">group by transactions.seller;</text:p>
      <text:p text:style-name="Standard"/>
      <text:p text:style-name="Standard">INSERT INTO STATEMENT2 (SELLER, "COUNT") VALUES (500000, 3);</text:p>
      <text:p text:style-name="Standard">INSERT INTO STATEMENT2 (SELLER, "COUNT") VALUES (500002, 1);</text:p>
      <text:p text:style-name="Standard"/>
      <text:p text:style-name="Standard">COMMIT WORK;</text:p>
      <text:p text:style-name="Standard"/>
      <text:p text:style-name="Standard"/>
      <text:p text:style-name="Standard">Statement #3</text:p>
      <text:p text:style-name="Standard">-------------------------------------------------------------</text:p>
      <text:p text:style-name="Standard">Πόσες συναλαγες εχουν γινει ανα ημερομηνία</text:p>
      <text:p text:style-name="Standard">-------------------------------------------------------------</text:p>
      <text:p text:style-name="Standard">select transactions."DATE" , count(transactions.transcode)</text:p>
      <text:p text:style-name="Standard">from transactions</text:p>
      <text:p text:style-name="Standard">where type = 'SELL'</text:p>
      <text:p text:style-name="Standard">group by transactions."DATE";</text:p>
      <text:p text:style-name="Standard"/>
      <text:p text:style-name="Standard">INSERT INTO STATEMENT3 ("DATE", "COUNT") VALUES ('2008-01-23', 10);</text:p>
      <text:p text:style-name="Standard"/>
      <text:p text:style-name="Standard">COMMIT WORK;</text:p>
      <text:p text:style-name="Standard"/>
      <text:p text:style-name="Standard"/>
      <text:p text:style-name="Standard"/>
      <text:p text:style-name="Standard"/>
      <text:p text:style-name="Standard"/>
      <text:p text:style-name="Standard"/>
      <text:p text:style-name="Standard"/>
      <text:p text:style-name="Standard"/>
      <text:p text:style-name="Standard"><text:soft-page-break/>Statement #4</text:p>
      <text:p text:style-name="Standard">-------------------------------------------------------------</text:p>
      <text:p text:style-name="Standard">Ποσες συναλλαγες εχοθν γινει ανα τυπο (αγορά ή πώληση)</text:p>
      <text:p text:style-name="Standard">-------------------------------------------------------------</text:p>
      <text:p text:style-name="Standard">select transactions."TYPE" , count(transactions.transcode)</text:p>
      <text:p text:style-name="Standard">from transactions</text:p>
      <text:p text:style-name="Standard">group by transactions."TYPE";</text:p>
      <text:p text:style-name="Standard"/>
      <text:p text:style-name="Standard">INSERT INTO STATEMENT4 ("TYPE", "COUNT") VALUES ('BUY', 4);</text:p>
      <text:p text:style-name="Standard">INSERT INTO STATEMENT4 ("TYPE", "COUNT") VALUES ('SELL', 10);</text:p>
      <text:p text:style-name="Standard"/>
      <text:p text:style-name="Standard">COMMIT WORK;</text:p>
      <text:p text:style-name="Standard"/>
      <text:p text:style-name="Standard"/>
      <text:p text:style-name="Standard">Statement #5</text:p>
      <text:p text:style-name="Standard">-------------------------------------------------------------</text:p>
      <text:p text:style-name="Standard">Πόσες παραγγελίες εχουν γινει ανα πελατη</text:p>
      <text:p text:style-name="Standard">-------------------------------------------------------------</text:p>
      <text:p text:style-name="Standard">select orders.payer, count(orders.sn)</text:p>
      <text:p text:style-name="Standard">from orders</text:p>
      <text:p text:style-name="Standard">group by orders.payer;</text:p>
      <text:p text:style-name="Standard"/>
      <text:p text:style-name="Standard">INSERT INTO STATEMENΤ5 (PAYER, "COUNT") VALUES (100001, 1);</text:p>
      <text:p text:style-name="Standard">INSERT INTO STATEMENΤ5 (PAYER, "COUNT") VALUES (100002, 1);</text:p>
      <text:p text:style-name="Standard"/>
      <text:p text:style-name="Standard">COMMIT WORK;</text:p>
      <text:p text:style-name="Standard"/>
      <text:p text:style-name="Standard"/>
      <text:p text:style-name="Standard">Statement #6</text:p>
      <text:p text:style-name="Standard">-------------------------------------------------------------</text:p>
      <text:p text:style-name="Standard">Πόσες παραγγελιες υπαρχουν ανα ημερομηνια</text:p>
      <text:p text:style-name="Standard">-------------------------------------------------------------</text:p>
      <text:p text:style-name="Standard">select orders.delivery_date, count(orders.sn)</text:p>
      <text:p text:style-name="Standard">from orders</text:p>
      <text:p text:style-name="Standard">group by orders.delivery_date;</text:p>
      <text:p text:style-name="Standard"/>
      <text:p text:style-name="Standard"/>
      <text:p text:style-name="Standard">INSERT INTO STATEMENT3 (DELIVERY_DATE, "COUNT") VALUES ('2008-01-25 00:00:00', 1);</text:p>
      <text:p text:style-name="Standard">INSERT INTO STATEMENT3 (DELIVERY_DATE, "COUNT") VALUES ('2008-02-03 00:00:00', 1);</text:p>
      <text:p text:style-name="Standard"/>
      <text:p text:style-name="Standard">COMMIT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tatement #7</text:p>
      <text:p text:style-name="Standard">-------------------------------------------------------------</text:p>
      <text:p text:style-name="Standard">Τι ποσοτητα απαιτηται απο καθε αντικειμενο για</text:p>
      <text:p text:style-name="Standard">τις υπαρχουσες παραγγελιες, ανα αντικειμενο</text:p>
      <text:p text:style-name="Standard">-------------------------------------------------------------</text:p>
      <text:p text:style-name="Standard">select order_stuff.item, sum(order_stuff.quantity)</text:p>
      <text:p text:style-name="Standard">from order_stuff, orders</text:p>
      <text:p text:style-name="Standard">where order_stuff.sn in (select orders.sn from orders where orders.delivery_date &gt; current_date)</text:p>
      <text:p text:style-name="Standard">group by order_stuff.item;</text:p>
      <text:p text:style-name="Standard"/>
      <text:p text:style-name="Standard">INSERT INTO STATEMENΤ7 (ITEM, "SUM") VALUES (1, 10);</text:p>
      <text:p text:style-name="Standard">INSERT INTO STATEMENΤ7 (ITEM, "SUM") VALUES (2, 30);</text:p>
      <text:p text:style-name="Standard">INSERT INTO STATEMENΤ7 (ITEM, "SUM") VALUES (3, 10);</text:p>
      <text:p text:style-name="Standard">INSERT INTO STATEMENΤ7 (ITEM, "SUM") VALUES (4, 30);</text:p>
      <text:p text:style-name="Standard">INSERT INTO STATEMENΤ7 (ITEM, "SUM") VALUES (6, 6);</text:p>
      <text:p text:style-name="Standard"/>
      <text:p text:style-name="Standard">COMMIT WORK;</text:p>
      <text:p text:style-name="Standard"/>
      <text:p text:style-name="Standard"/>
      <text:p text:style-name="Standard">Statement #8</text:p>
      <text:p text:style-name="Standard">-------------------------------------------------------------</text:p>
      <text:p text:style-name="Standard">Πληροφορίες τακτικών μελων (ονοματεπόνυμο </text:p>
      <text:p text:style-name="Standard">και τηλ. επικοινονιας)</text:p>
      <text:p text:style-name="Standard">-------------------------------------------------------------</text:p>
      <text:p text:style-name="Standard">select members.first_name, members.last_name, members.cell1</text:p>
      <text:p text:style-name="Standard">from members</text:p>
      <text:p text:style-name="Standard">where members.code &gt; 100000</text:p>
      <text:p text:style-name="Standard"/>
      <text:p text:style-name="Standard">INSERT INTO STATEMENT8 (FIRST_NAME, LAST_NAME, CELL1) VALUES ('George', 'Bushed', '0343168597');</text:p>
      <text:p text:style-name="Standard">INSERT INTO STATEMENT8 (FIRST_NAME, LAST_NAME, CELL1) VALUES ('Bill', 'Cilndon', '8543162917');</text:p>
      <text:p text:style-name="Standard">INSERT INTO STATEMENT8 (FIRST_NAME, LAST_NAME, CELL1) VALUES ('William', 'McCoy', '7163168557');</text:p>
      <text:p text:style-name="Standard">INSERT INTO STATEMENT8 (FIRST_NAME, LAST_NAME, CELL1) VALUES ('Tony', 'Rebl', '8543915597');</text:p>
      <text:p text:style-name="Standard">INSERT INTO STATEMENT8 (FIRST_NAME, LAST_NAME, CELL1) VALUES ('John', 'Rabmo', '8543641297');</text:p>
      <text:p text:style-name="Standard">INSERT INTO STATEMENT8 (FIRST_NAME, LAST_NAME, CELL1) VALUES ('Michael', 'Jonshon', '3254981369');</text:p>
      <text:p text:style-name="Standard"/>
      <text:p text:style-name="Standard">COMMIT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tatement #9</text:p>
      <text:p text:style-name="Standard">-------------------------------------------------------------</text:p>
      <text:p text:style-name="Standard">Πληροφορίες τακτικών μελων (ονοματεπόνυμο, </text:p>
      <text:p text:style-name="Standard">τηλ. Επικοινονιας και διευθυνση) [χρηση της order by]</text:p>
      <text:p text:style-name="Standard">-------------------------------------------------------------</text:p>
      <text:p text:style-name="Standard">select members.last_name, members.first_name, members.cell1, members.address</text:p>
      <text:p text:style-name="Standard">from members</text:p>
      <text:p text:style-name="Standard">where members.code &gt; 100000</text:p>
      <text:p text:style-name="Standard">order by members.last_name</text:p>
      <text:p text:style-name="Standard"/>
      <text:p text:style-name="Standard">INSERT INTO STATEMENT9 (LAST_NAME, FIRST_NAME, CELL1, ADDRESS) VALUES ('Bushed', 'George', '0343168597', 'GB17, Athens');</text:p>
      <text:p text:style-name="Standard">INSERT INTO STATEMENT9 (LAST_NAME, FIRST_NAME, CELL1, ADDRESS) VALUES ('Cilndon', 'Bill', '8543162917', 'BC23, Athens');</text:p>
      <text:p text:style-name="Standard">INSERT INTO STATEMENT9 (LAST_NAME, FIRST_NAME, CELL1, ADDRESS) VALUES ('Jonshon', 'Michael', '3254981369', 'MJ52, Patra');</text:p>
      <text:p text:style-name="Standard">INSERT INTO STATEMENT9 (LAST_NAME, FIRST_NAME, CELL1, ADDRESS) VALUES ('McCoy', 'William', '7163168557', 'WM39, Athens');</text:p>
      <text:p text:style-name="Standard">INSERT INTO STATEMENT9 (LAST_NAME, FIRST_NAME, CELL1, ADDRESS) VALUES ('Rabmo', 'John', '8543641297', 'JR32, Salonika');</text:p>
      <text:p text:style-name="Standard">INSERT INTO STATEMENT9 (LAST_NAME, FIRST_NAME, CELL1, ADDRESS) VALUES ('Rebl', 'Tony', '8543915597', 'TR14, Iwannina');</text:p>
      <text:p text:style-name="Standard"/>
      <text:p text:style-name="Standard">COMMIT WORK;</text:p>
      <text:p text:style-name="Standard"/>
      <text:p text:style-name="Standard"/>
      <text:p text:style-name="Standard">Statement #10</text:p>
      <text:p text:style-name="Standard">-------------------------------------------------------------</text:p>
      <text:p text:style-name="Standard">Πληροφορίες εγαζομενων (ονοματεπόνυμο, </text:p>
      <text:p text:style-name="Standard">εργασια και μισθος) [χρηση της order by]</text:p>
      <text:p text:style-name="Standard">-------------------------------------------------------------</text:p>
      <text:p text:style-name="Standard">select workers.last_name, workers.first_name, workers.job_desc, workers.salary</text:p>
      <text:p text:style-name="Standard">from workers</text:p>
      <text:p text:style-name="Standard">order by workers.id_num;</text:p>
      <text:p text:style-name="Standard"/>
      <text:p text:style-name="Standard">INSERT INTO STATEMENT10 (LAST_NAME, FIRST_NAME, JOB_DESC, SALARY) VALUES ('Stamatiou', 'Iwannis', 'CEO', 170);</text:p>
      <text:p text:style-name="Standard">INSERT INTO STATEMENT10 (LAST_NAME, FIRST_NAME, JOB_DESC, SALARY) VALUES ('Lord', 'Steven', 'SELLER', 120);</text:p>
      <text:p text:style-name="Standard">INSERT INTO STATEMENT10 (LAST_NAME, FIRST_NAME, JOB_DESC, SALARY) VALUES ('Forester', 'William', 'DRIVER', 120);</text:p>
      <text:p text:style-name="Standard">INSERT INTO STATEMENT10 (LAST_NAME, FIRST_NAME, JOB_DESC, SALARY) VALUES ('Rosser', 'Jane', 'SELLER', 120);</text:p>
      <text:p text:style-name="Standard">INSERT INTO STATEMENT10 (LAST_NAME, FIRST_NAME, JOB_DESC, SALARY) VALUES ('Fishered', 'Johan', 'MANAGER', 150);</text:p>
      <text:p text:style-name="Standard"/>
      <text:p text:style-name="Standard">COMMIT WORK;</text:p>
      <text:p text:style-name="Standard"/>
      <text:p text:style-name="Standard"/>
      <text:p text:style-name="Standard"/>
      <text:p text:style-name="Standard"/>
      <text:p text:style-name="Standard"/>
      <text:p text:style-name="Standard"><text:soft-page-break/>Statement #11</text:p>
      <text:p text:style-name="Standard">-------------------------------------------------------------</text:p>
      <text:p text:style-name="Standard">Μεσος ορος μισθων των υπαλληλων</text:p>
      <text:p text:style-name="Standard">-------------------------------------------------------------</text:p>
      <text:p text:style-name="Standard">select AVG(workers.salary)</text:p>
      <text:p text:style-name="Standard">from workers</text:p>
      <text:p text:style-name="Standard"/>
      <text:p text:style-name="Standard">INSERT INTO STATEMENΤ11 ("AVG") VALUES (136);</text:p>
      <text:p text:style-name="Standard"/>
      <text:p text:style-name="Standard">COMMIT WORK;</text:p>
      <text:p text:style-name="Standard"/>
      <text:p text:style-name="Standard"/>
      <text:p text:style-name="Standard">Τα δυο επομενα δινουν τον μεσο όρο των τιμών των αντικοιμένων που εχουν τιμες μικρότερες </text:p>
      <text:p text:style-name="Standard">και μεγαλύτερες απο ενα συγκεκριμένο ποσό (εδω 4 και 3 ευρώ αντίστοιχα)</text:p>
      <text:p text:style-name="Standard"/>
      <text:p text:style-name="Standard">Statement #12</text:p>
      <text:p text:style-name="Standard">-------------------------------------------------------------</text:p>
      <text:p text:style-name="Standard">select avg(items.price)</text:p>
      <text:p text:style-name="Standard">from items</text:p>
      <text:p text:style-name="Standard">where items.keycode in (select items.keycode from items where items.price &lt; 4.00);</text:p>
      <text:p text:style-name="Standard"/>
      <text:p text:style-name="Standard">INSERT INTO STATEMENΤ12 ("AVG") VALUES (1.08);</text:p>
      <text:p text:style-name="Standard"/>
      <text:p text:style-name="Standard">COMMIT WORK;</text:p>
      <text:p text:style-name="Standard"/>
      <text:p text:style-name="Standard"/>
      <text:p text:style-name="Standard">Statement #13</text:p>
      <text:p text:style-name="Standard">-------------------------------------------------------------</text:p>
      <text:p text:style-name="Standard">select avg(items.price)</text:p>
      <text:p text:style-name="Standard">from items</text:p>
      <text:p text:style-name="Standard">where items.keycode in (select items.keycode from items where items.price &gt; 3.00);</text:p>
      <text:p text:style-name="Standard"/>
      <text:p text:style-name="Standard">INSERT INTO STATEMENT13 ("AVG") VALUES (5);</text:p>
      <text:p text:style-name="Standard"/>
      <text:p text:style-name="Standard">COMMIT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READ-ME FILE</text:p>
      <text:p text:style-name="P1">Στην εργασία αυτη υπαρχει περιορισμος δικαιωμάτων. Για την ακρίβια υπάρχουν 4 χρήστες:</text:p>
      <text:p text:style-name="P1">SYSDBA, STAMATIOU, MANAGER, SELLER. Για τους 3 τελευταιους λογαριασμους ο κωδικος ειναι masterkey. Αν εχει γίνει σωστα, θα πρέπει να πληρούνται τα δικαιώματα που αναφέρθηκαν στην Εισαγωγή (Στον υπολογιστή μου τουλαχιστον ετσι δούλευει). Εδωσα δικαιώματα χρησιμοποιώντας τη GRAND στο SQL Editor.</text:p>
      <text:p text:style-name="P1"/>
      <text:p text:style-name="P1">Ακόμα, θα ήθελα να απολογηθώ τόσο για την καθηστέρηση, όσο και για την προχειρότητα της εργασίας (ιδιεταιρα σε αυτό το γραπτό κομμάτι της), αλλα δυστυχώς δεν την δουλεψα καθόλου κατα την διάρκια των διακοπών των Χριστουγέννων, και μάλιστα έχασα και σχεδόν όλη τη δουλειά που είχα κάνει πριν, λογο μιας πολυ σοβαρής βλάβης στο παλιό μου laptop. Τελικα πήρα καινούργιο και ξανάρχισα να την δουλεύω στις 5 Ιανουαρίου.</text:p>
      <text:p text:style-name="P1"/>
      <text:p text:style-name="P1">Τέλος, σε περίπτωση που χρειαστεί (αν και δεν νομίζω, αλλα ποτε δεν ξερει κανεις ί) ο κωδικός για τον SYSDBA είναι 38491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07T20:53:02</meta:creation-date>
    <dc:date>2008-02-07T21:29:22</dc:date>
    <meta:editing-cycles>3</meta:editing-cycles>
    <meta:editing-duration>PT20M39S</meta:editing-duration>
    <meta:user-defined meta:name="Info 1"/>
    <meta:user-defined meta:name="Info 2"/>
    <meta:user-defined meta:name="Info 3"/>
    <meta:user-defined meta:name="Info 4"/>
    <meta:document-statistic meta:table-count="0" meta:image-count="0" meta:object-count="0" meta:page-count="6" meta:paragraph-count="152" meta:word-count="880" meta:character-count="7921"/>
  </office:meta>
</office:document-meta>
</file>